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style:font-name="Times New Roman1" fo:font-size="12pt" fo:language="fr" fo:country="BE" style:font-size-asian="12pt" style:font-size-complex="12pt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style:text-position="super 58%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0">do text</text:span></text:p><text:p text:style-name="P7"><text:span text:style-name="T10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/>
      <text:p text:style-name="UrbanBody"><text:span text:style-name="T2"><office:annotation><dc:creator>sde </dc:creator><dc:date>2011-07-27T10:02:17</dc:date><text:p text:style-name="P6"><text:span text:style-name="T8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P2"/>
      <text:p text:style-name="P2">Madame, Monsieur,</text:p>
      <text:p text:style-name="P2"/>
      <text:p text:style-name="UrbanBody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P5"/>
      <text:p text:style-name="P5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3">Le Chef de Bureau- Eco-Conseille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3:30:00</dc:date>
    <dc:creator>Simon Delcourt</dc:creator>
    <meta:editing-duration>PT7H54M19S</meta:editing-duration>
    <meta:editing-cycles>53</meta:editing-cycles>
    <meta:generator>LibreOffice/3.5$Linux_x86 LibreOffice_project/350m1$Build-2</meta:generator>
    <meta:document-statistic meta:table-count="0" meta:image-count="0" meta:object-count="0" meta:page-count="1" meta:paragraph-count="15" meta:word-count="101" meta:character-count="809" meta:non-whitespace-character-count="727"/>
  </office:meta>
</office:document-meta>
</file>